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5611in" fo:margin-left="-0.0208in" fo:margin-top="0in" fo:margin-bottom="0in" table:align="left" style:writing-mode="page"/>
    </style:style>
    <style:style style:name="Table1.A" style:family="table-column">
      <style:table-column-properties style:column-width="0.2972in"/>
    </style:style>
    <style:style style:name="Table1.B" style:family="table-column">
      <style:table-column-properties style:column-width="4.263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" fo:padding-left="0.0208in" fo:padding-right="0.0208in" fo:padding-top="0in" fo:padding-bottom="0in" fo:border="none"/>
    </style:style>
    <style:style style:name="Table1.B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Standard">
      <style:text-properties officeooo:rsid="00140431" officeooo:paragraph-rsid="00140431"/>
    </style:style>
    <style:style style:name="P4" style:family="paragraph" style:parent-style-name="Standard">
      <style:paragraph-properties fo:text-align="end" style:justify-single-word="false">
        <style:tab-stops/>
      </style:paragraph-properties>
    </style:style>
    <style:style style:name="P5" style:family="paragraph" style:parent-style-name="Standard">
      <style:paragraph-properties fo:text-align="start" style:justify-single-word="false">
        <style:tab-stops/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itle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</text:index-body>
      </text:table-of-content>
      <text:p text:style-name="P3"/>
      <text:p text:style-name="P3"/>
      <text:h text:style-name="P2" text:outline-level="1">Chapter 1</text:h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1</text:p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2</text:p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3</text:p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4</text:p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5</text:p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6</text:p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7</text:p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8</text:p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9</text:p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10</text:p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11</text:p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12</text:p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13</text:p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14</text:p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15</text:p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16</text:p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17</text:p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18</text:p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19</text:p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20</text:p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21</text:p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22</text:p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23</text:p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24</text:p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25</text:p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26</text:p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27</text:p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28</text:p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29</text:p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30</text:p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31</text:p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32</text:p>
          </table:table-cell>
          <table:table-cell table:style-name="Table1.B1" office:value-type="string">
            <text:p text:style-name="P5"/>
          </table:table-cell>
        </table:table-row>
      </table:table>
      <text:p text:style-name="Standard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2898in" style:type="center"/>
          <style:tab-stop style:position="4.579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2898in" style:type="center"/>
          <style:tab-stop style:position="4.579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5.8299in" fo:page-height="8.2701in" style:num-format="1" style:print-orientation="portrait" fo:margin-top="0.25in" fo:margin-bottom="0.25in" fo:margin-left="0.7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3:16:40.707607217</meta:creation-date>
    <dc:date>2024-06-20T16:57:56.272522627</dc:date>
    <meta:editing-duration>PT6M21S</meta:editing-duration>
    <meta:editing-cycles>5</meta:editing-cycles>
    <meta:generator>LibreOffice/7.5.9.2$Linux_X86_64 LibreOffice_project/50$Build-2</meta:generator>
    <meta:document-statistic meta:table-count="1" meta:image-count="0" meta:object-count="0" meta:page-count="2" meta:paragraph-count="36" meta:word-count="39" meta:character-count="87" meta:non-whitespace-character-count="84"/>
  </office:meta>
</office:document-meta>
</file>